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Droid Sans Devanagari1" svg:font-family="'Droid Sans Devanagari'" style:font-family-generic="swiss"/>
    <style:font-face style:name="mono" svg:font-family="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93c2a" officeooo:paragraph-rsid="00093c2a"/>
    </style:style>
    <style:style style:name="P2" style:family="paragraph" style:parent-style-name="Standard">
      <style:text-properties style:font-name="mono" fo:font-size="12pt" officeooo:rsid="00093c2a" officeooo:paragraph-rsid="00093c2a" style:font-size-asian="12pt" style:font-size-complex="12pt"/>
    </style:style>
    <style:style style:name="P3" style:family="paragraph" style:parent-style-name="Standard">
      <style:text-properties style:font-name="mono" fo:font-size="12pt" style:text-underline-style="solid" style:text-underline-width="auto" style:text-underline-color="font-color" officeooo:rsid="00093c2a" officeooo:paragraph-rsid="00093c2a" style:font-size-asian="12pt" style:font-size-complex="12pt"/>
    </style:style>
    <style:style style:name="P4" style:family="paragraph" style:parent-style-name="Standard">
      <style:text-properties officeooo:paragraph-rsid="00093c2a"/>
    </style:style>
    <style:style style:name="P5" style:family="paragraph" style:parent-style-name="Standard">
      <style:text-properties officeooo:paragraph-rsid="000946f6"/>
    </style:style>
    <style:style style:name="P6" style:family="paragraph" style:parent-style-name="Standard">
      <style:text-properties officeooo:rsid="000946f6" officeooo:paragraph-rsid="000946f6"/>
    </style:style>
    <style:style style:name="P7" style:family="paragraph" style:parent-style-name="Standard">
      <style:text-properties officeooo:rsid="000946f6" officeooo:paragraph-rsid="000af9d5"/>
    </style:style>
    <style:style style:name="P8" style:family="paragraph" style:parent-style-name="Standard">
      <style:text-properties officeooo:rsid="000af9d5" officeooo:paragraph-rsid="000af9d5"/>
    </style:style>
    <style:style style:name="P9" style:family="paragraph" style:parent-style-name="Standard">
      <style:text-properties officeooo:rsid="000c22ee" officeooo:paragraph-rsid="000c22ee"/>
    </style:style>
    <style:style style:name="T1" style:family="text">
      <style:text-properties fo:color="#000000" fo:background-color="#ffffff" loext:char-shading-value="0"/>
    </style:style>
    <style:style style:name="T2" style:family="text">
      <style:text-properties fo:color="#000000" style:font-name="monospace" fo:background-color="#ffffff" loext:char-shading-value="0"/>
    </style:style>
    <style:style style:name="T3" style:family="text">
      <style:text-properties fo:color="#000000" style:font-name="monospace" officeooo:rsid="00093c2a" fo:background-color="#ffffff" loext:char-shading-value="0"/>
    </style:style>
    <style:style style:name="T4" style:family="text">
      <style:text-properties fo:color="#000000" style:font-name="monospace" officeooo:rsid="000946f6" fo:background-color="#ffffff" loext:char-shading-value="0"/>
    </style:style>
    <style:style style:name="T5" style:family="text">
      <style:text-properties style:font-name="monospace"/>
    </style:style>
    <style:style style:name="T6" style:family="text">
      <style:text-properties style:font-name="monospace" officeooo:rsid="00093c2a"/>
    </style:style>
    <style:style style:name="T7" style:family="text">
      <style:text-properties style:font-name="monospace" officeooo:rsid="000af9d5"/>
    </style:style>
    <style:style style:name="T8" style:family="text">
      <style:text-properties style:font-name="monospace" officeooo:rsid="000c22ee"/>
    </style:style>
    <style:style style:name="T9" style:family="text">
      <style:text-properties style:font-name="mono" fo:font-size="12pt" style:font-size-asian="12pt" style:font-size-complex="12pt"/>
    </style:style>
    <style:style style:name="T10" style:family="text">
      <style:text-properties fo:color="#5454ff" style:font-name="monospace" fo:font-weight="bold" officeooo:rsid="00093c2a" fo:background-color="#ffffff"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allationshinweis Kundendisplay Modell 2019</text:p>
      <text:p text:style-name="P2"/>
      <text:p text:style-name="P2">Die Software des Kundendisplays besteht aus verschiedenen Modulen welche hier beschrieben werden sollen.</text:p>
      <text:p text:style-name="P2"/>
      <text:p text:style-name="P2">Auf dem Kundenserver wird folgendes kopiert:</text:p>
      <text:p text:style-name="P2"/>
      <text:p text:style-name="P1"><text:span text:style-name="T9">unter dem Pfad /home/apo/etc muss das Konfigurationsfile</text:span></text:p>
      <text:p text:style-name="P1"><text:span text:style-name="T1"> </text:span><text:span text:style-name="T2">configMedia.txt <text:s/>abgelegt werden.</text:span></text:p>
      <text:p text:style-name="P1"><text:span text:style-name="T2"/></text:p>
      <text:p text:style-name="P1"><text:span text:style-name="T2">In diesem File wird der Pfad zu den Medien hinterlegt auf welche der externeMediamanager zugreift.</text:span></text:p>
      <text:p text:style-name="P1"><text:span text:style-name="T2"/></text:p>
      <text:p text:style-name="P4"><text:span text:style-name="T3">Im Pfad /home/apo/pgm wird das Programm </text:span><text:span text:style-name="T2">externerMedienmanager.py<text:line-break/></text:span><text:span text:style-name="T3">abgelegt. Aufgerufen wird das Programm mit dem Befehl:</text:span></text:p>
      <text:p text:style-name="P4"><text:span text:style-name="T3"><text:tab/>python3 externerMedienmanager.py</text:span></text:p>
      <text:p text:style-name="P4"><text:span text:style-name="T3"/></text:p>
      <text:p text:style-name="P5"><text:span text:style-name="T3">Dieses Programm wird in zwei Modi aufgerufen. Zum ersten wird das Programm über den oben angeführten Befehl ausgeführt. In diesem Modus wird der externe Medienmanager die Mediendateien im Pfad, den er aus der Datei configMedia.txt <text:s/>bekommt, </text:span><text:span text:style-name="T4">konvertieren.</text:span></text:p>
      <text:p text:style-name="P5"><text:span text:style-name="T4">Nach der erfolgreichen Konvertierung legt dieser Medienmanager die <text:s/>konvertierten Dateien im selben <text:s/>Ordner ab mit dem Präfix „K_“.</text:span></text:p>
      <text:p text:style-name="P5"><text:span text:style-name="T4"/></text:p>
      <text:p text:style-name="P5"><text:span text:style-name="T4"/></text:p>
      <text:p text:style-name="P5"><text:span text:style-name="T4">Auf dem Raspberry liegen die Files :</text:span></text:p>
      <text:p text:style-name="P5"><text:span text:style-name="T4"><text:s/></text:span><text:span text:style-name="T6"><text:line-break/></text:span><text:span text:style-name="T3">drwxr-xr-x 2 pi pi 4096 Apr  5 10:30 </text:span><text:span text:style-name="T10">assets</text:span><text:span text:style-name="T3"> <text:s/></text:span><text:span text:style-name="T6"><text:line-break/>-rw-r--r-- 1 pi pi 1600 Apr <text:s/>5 08:47 config.txt <text:line-break/>-rw-r--r-- 1 pi pi 8962 Apr <text:s/>5 10:07 kundenDisplay_Video.py<text:line-break/>-rw-r--r-- 1 pi pi 8020 Apr <text:s/>5 08:24 mediaManager.py </text:span></text:p>
      <text:p text:style-name="P5"><text:span text:style-name="T6"/></text:p>
      <text:p text:style-name="P6"><text:span text:style-name="T6">D</text:span><text:span text:style-name="T5">er Ordner assets beinhaltet die kopierten und abzuspielenden Medien.</text:span></text:p>
      <text:p text:style-name="P6"><text:span text:style-name="T5">Im File config.txt sind Konfigurationseinstellungen welche vom </text:span></text:p>
      <text:p text:style-name="P6"><text:span text:style-name="T5">mediaManager, sowie kundenDisplay verwendet werden.</text:span></text:p>
      <text:p text:style-name="P7"><text:span text:style-name="T5">Das Programm ist das Kernprogramm welches die Dateien abspielt und wird vom Mediamanager nach erfolgreichen kopieren der Daten aufgerufen. Der mediaManager nimmt Kontakt zum Kundenserver auf und ruft dort den externenMediamanager auf. </text:span><text:span text:style-name="T7">Dieser externe Medienmanager auf dem <text:s/>Kundenserver löscht alle Dateien in seinem Medienordner, welche das Ablaufdatum erreicht haben. Nach diesem Schritt kopiert der mediaManager des Raspberrys die Mediendateien vom Server auf das Display und ruft das Programm </text:span><text:span text:style-name="T6">kundenDisplay_Video.py </text:span><text:span text:style-name="T7">auf.</text:span></text:p>
      <text:p text:style-name="P8"><text:span text:style-name="T5">Das Programm <text:s/></text:span><text:span text:style-name="T6">kundenDisplay_Video.py </text:span><text:span text:style-name="T5">spielt in einer Dauerschleife die Mediendateien ab und reagiert auf Signale des Kassensystems.</text:span></text:p>
      <text:p text:style-name="P8"><text:span text:style-name="T5"/></text:p>
      <text:p text:style-name="P8"><text:soft-page-break/><text:span text:style-name="T5">Installationsvorraussetzungen:</text:span></text:p>
      <text:p text:style-name="P8"><text:span text:style-name="T5"/></text:p>
      <text:p text:style-name="P8"><text:span text:style-name="T5">Auf dem Kundenserver:</text:span></text:p>
      <text:p text:style-name="P8"><text:span text:style-name="T5"/></text:p>
      <text:p text:style-name="P8"><text:span text:style-name="T5">Python in der Version 3.x , sollte aber schon Standard vorhanden sein</text:span></text:p>
      <text:p text:style-name="P8"><text:span text:style-name="T5"/></text:p>
      <text:p text:style-name="P8"><text:span text:style-name="T5">Das Paket ffmpeg → wichtig das aus dem Repo Pacman, wegen der Unterstützung von mp4</text:span></text:p>
      <text:p text:style-name="P8"><text:span text:style-name="T5"/></text:p>
      <text:p text:style-name="P8"><text:span text:style-name="T5">Das Paket </text:span><text:span text:style-name="T8">python3-tk, welches für die grafische Oberfläche des </text:span></text:p>
      <text:p text:style-name="P9"><text:span text:style-name="T5">externenMedienmanager.py benötigt wird</text:span></text:p>
      <text:p text:style-name="P9"><text:span text:style-name="T5"/></text:p>
      <text:p text:style-name="P9"><text:span text:style-name="T5">Auf dem Raspberry:</text:span></text:p>
      <text:p text:style-name="P9"><text:span text:style-name="T5"/></text:p>
      <text:p text:style-name="P9"><text:span text:style-name="T5">openCv , sudo apt-get install python-opencv (Bibliothek zum Anzeigen der Medien)</text:span></text:p>
      <text:p text:style-name="P9"><text:span text:style-name="T5"/></text:p>
      <text:p text:style-name="P9"><text:span text:style-name="T5">unclutter</text:span></text:p>
      <text:p text:style-name="P9"><text:span text:style-name="T5"/></text:p>
      <text:p text:style-name="P9"><text:span text:style-name="T5">Am Raspberry muss zusätzlich die Energieoption deaktiviert werden (siehe <text:s/>erste Email zu dem Thema)</text:span></text:p>
      <text:p text:style-name="P9"><text:span text:style-name="T5"/></text:p>
      <text:p text:style-name="P5"><text:span text:style-name="T6"/></text:p>
      <text:p text:style-name="P5"><text:span text:style-name="T6"><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Droid Sans Devanagari1" svg:font-family="'Droid Sans Devanagari'" style:font-family-generic="swiss"/>
    <style:font-face style:name="mono" svg:font-family="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5T10:20:03.155689528</meta:creation-date>
    <dc:date>2019-04-05T10:56:43.501319267</dc:date>
    <meta:editing-duration>PT4M59S</meta:editing-duration>
    <meta:editing-cycles>1</meta:editing-cycles>
    <meta:document-statistic meta:table-count="0" meta:image-count="0" meta:object-count="0" meta:page-count="2" meta:paragraph-count="28" meta:word-count="345" meta:character-count="2514" meta:non-whitespace-character-count="2176"/>
    <meta:generator>LibreOffice/5.3.5.2$Linux_X86_64 LibreOffice_project/30m0$Build-2</meta:generator>
  </office:meta>
</office:document-meta>
</file>